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EF0000039611972D16FD04512B.eps" manifest:media-type="image/x-eps"/>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language="ru" fo:country="RU" officeooo:paragraph-rsid="0040c7ee" style:language-asian="zh" style:country-asian="CN" style:language-complex="hi" style:country-complex="IN"/>
    </style:style>
    <style:style style:name="P3" style:family="paragraph" style:parent-style-name="Thesis_5f_body">
      <style:text-properties officeooo:paragraph-rsid="0040c7ee"/>
    </style:style>
    <style:style style:name="P4" style:family="paragraph" style:parent-style-name="Thesis_5f_Heading3" style:list-style-name="Thesis_5f_numbering">
      <style:text-properties officeooo:paragraph-rsid="0040c7ee"/>
    </style:style>
    <style:style style:name="P5" style:family="paragraph" style:parent-style-name="Thesis_5f_Heading1" style:list-style-name="Thesis_5f_numbering" style:master-page-name="Thesis_5f_bodyPage">
      <style:paragraph-properties style:page-number="auto"/>
      <style:text-properties officeooo:paragraph-rsid="0040c7ee"/>
    </style:style>
    <style:style style:name="P6" style:family="paragraph" style:parent-style-name="Thesis_5f_body">
      <style:text-properties fo:font-style="italic" fo:font-weight="bold" style:font-style-asian="italic" style:font-weight-asian="bold" style:font-style-complex="italic" style:font-weight-complex="bold"/>
    </style:style>
    <style:style style:name="P7" style:family="paragraph" style:parent-style-name="Thesis_5f_Heading2" style:list-style-name="Thesis_5f_numbering">
      <style:text-properties officeooo:paragraph-rsid="0040c7e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b6b898"/>
    </style:style>
    <style:style style:name="T8" style:family="text">
      <style:text-properties officeooo:rsid="00ba7a3b"/>
    </style:style>
    <style:style style:name="T9" style:family="text">
      <style:text-properties fo:font-weight="bold" style:font-weight-asian="bold" style:font-weight-complex="bold"/>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621945830" text:style-name="Thesis_5f_numbering">
        <text:list-item>
          <text:p text:style-name="P5">Район на изследването</text:p>
          <text:list>
            <text:list-item>
              <text:p text:style-name="P7"><text:bookmark-start text:name="__RefNumPara__30043_1854458412"/>Обща характеристика на Бургаския залив<text:bookmark-end text:name="__RefNumPara__30043_1854458412"/></text:p>
              <text:list>
                <text:list-item>
                  <text:p text:style-name="P4">Геоморфология на крайбрежната зона</text:p>
                </text:list-item>
              </text:list>
            </text:list-item>
          </text:list>
        </text:list-item>
      </text:list>
      <text:p text:style-name="P3">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P3">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3">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text:soft-page-break/>плитките части на южната и западната част на залива седиментите са представени от глинесто-алевритови морски тини.</text:p>
      <text:p text:style-name="P3">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12536391709012" text:continue-numbering="true" text:style-name="Thesis_5f_numbering">
        <text:list-item>
          <text:list>
            <text:list-item>
              <text:list>
                <text:list-item>
                  <text:p text:style-name="P4">Климатични и хидрофизични характеристики</text:p>
                </text:list-item>
              </text:list>
            </text:list-item>
          </text:list>
        </text:list-item>
      </text:list>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3">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3"/>
      <text:p text:style-name="P3"><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3"><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3"><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7">през периода на изследване </text:span>(mm). Данни от <text:span text:style-name="T8">климатична </text:span>станция Бургас (LBBG) (http://en.tutiempo.net/climate/ws-156550.html)</text:p></draw:text-box></draw:frame></text:p>
      <text:p text:style-name="P3"/>
      <text:p text:style-name="P3"/>
      <text:p text:style-name="P3"/>
      <text:p text:style-name="P1">Преобладаващи ветрове</text:p>
      <text:p text:style-name="P3">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P3">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P3"><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11972D16FD04512B.eps" xlink:type="simple" xlink:show="embed" xlink:actuate="onLoad"/></draw:frame>Фиг. <text:sequence text:ref-name="refФиг.2" text:name="Фиг." text:formula="ooow:Фиг.+1" style:num-format="1">3</text:sequence>. <office:annotation office:name="__Annotation__39977_3755329591"><dc:creator>K</dc:creator><dc:date>2017-04-25T15:23:26.321811511</dc:date><loext:sender-initials>K</loext:sender-initials><text:p text:style-name="P8"><text:span text:style-name="T10">махни сивия фон!</text:span></text:p></office:annotation>Роза на ветровете<office:annotation-end office:name="__Annotation__39977_3755329591"/> в климатична станция Бургас (LBBG), 2012-2014 г. (данни: Weather Underground).</text:p></draw:text-box></draw:frame></text:p>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3">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P3">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P3">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1">ФИГ?)</text:span>.</text:p>
      <text:p text:style-name="P3">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P3"/>
      <text:p text:style-name="P1">Температура и соленост на морската вода</text:p>
      <text:p text:style-name="P3">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2">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P3">Температурата и солеността на крайбрежните повърхностни води в Черно море проявяват характерна сезонна изменчивост.</text:p>
      <text:p text:style-name="P3">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3"><text:soft-page-break/>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P3">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P3">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P3">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3">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12536549256238" text:continue-numbering="true" text:style-name="Thesis_5f_numbering">
        <text:list-item>
          <text:list>
            <text:list-item>
              <text:list>
                <text:list-item>
                  <text:p text:style-name="P4">Химични характеристики</text:p>
                </text:list-item>
              </text:list>
            </text:list-item>
          </text:list>
        </text:list-item>
      </text:list>
      <text:p text:style-name="P3">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3">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3"/>
      <text:p text:style-name="P1">Кислород</text:p>
      <text:p text:style-name="P1">Биогени</text:p>
      <text:p text:style-name="P1">Суспендирана материя</text:p>
      <text:p text:style-name="P1"/>
      <text:list xml:id="list112537294427045" text:continue-numbering="true" text:style-name="Thesis_5f_numbering">
        <text:list-item>
          <text:list>
            <text:list-item>
              <text:p text:style-name="P7">Източници и типове въздействие върху крайбрежната зона по смисъла на РДМС</text:p>
            </text:list-item>
          </text:list>
        </text:list-item>
      </text:list>
      <text:p text:style-name="P3">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6"/>
      <text:p text:style-name="P6">Физически загуби (Д ..)</text:p>
      <text:p text:style-name="P3">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3"><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4">реф)</text:span><text:span text:style-name="T3">.</text:span></text:p>
      <text:p text:style-name="P6"/>
      <text:p text:style-name="P6">Нарушения на хидрологичните процеси (Д … )</text:p>
      <text:p text:style-name="P2">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6"/>
      <text:p text:style-name="P6">Замърсяване с опасни вещества (Д ...) </text:p>
      <text:p text:style-name="P3">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6"/>
      <text:p text:style-name="P6">Химическо замърсяване на Черно море...</text:p>
      <text:p text:style-name="P3">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3">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6"/>
      <text:p text:style-name="P6">Замърсители в морски организми — тежки метали в миди, риби, …?</text:p>
      <text:p text:style-name="Thesis_5f_body"><text:span text:style-name="T6"/></text:p>
      <text:p text:style-name="P6"><text:soft-page-break/>Обогатяване с биогенни и органични вещества (еутрофикация) - Д…</text:p>
      <text:p text:style-name="P3"><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6"/>
      <text:p text:style-name="P6">Инвазивни видове (Д ...)</text:p>
      <text:p text:style-name="P3">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5">Rapana venosa</text:span>, а върху пелагичните - ктенофората <text:span text:style-name="T5">Mnemiopsis leidyi</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5M59S</meta:editing-duration>
    <meta:editing-cycles>5</meta:editing-cycles>
    <meta:generator>LibreOffice/5.3.2.2$Linux_X86_64 LibreOffice_project/6cd4f1ef626f15116896b1d8e1398b56da0d0ee1</meta:generator>
    <meta:initial-creator>K</meta:initial-creator>
    <dc:date>2017-04-26T11:25:35.271741212</dc:date>
    <dc:creator>K</dc:creator>
    <meta:document-statistic meta:table-count="0" meta:image-count="3" meta:object-count="0" meta:page-count="8" meta:paragraph-count="61" meta:word-count="2467" meta:character-count="17338" meta:non-whitespace-character-count="14900"/>
    <meta:template xlink:type="simple" xlink:actuate="onRequest" xlink:title="thesis_styles" xlink:href="../../thesis_working/styles_templates/thesis_styles.ott" meta:date="2017-04-26T10:52:02.644600793"/>
  </office:meta>
</office:document-meta>
</file>